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Daniel Otto Daniel Otto</text:initial-creator></text:p>
      <text:p text:style-name="OrgSubtitle"/>
      <text:h text:style-name="Heading_20_1" text:outline-level="1" text:is-list-header="false">
<text:bookmark-start text:name="OrgXref.ID-28b6a33c-d0af-4eaf-ba88-f41b0a4f24e3"/>
<text:bookmark text:name="ID-28b6a33c-d0af-4eaf-ba88-f41b0a4f24e3"/>
<text:bookmark-end text:name="OrgXref.ID-28b6a33c-d0af-4eaf-ba88-f41b0a4f24e3"/>
<text:bookmark-start text:name="OrgXref.org1663420"/>
<text:bookmark text:name="org1663420"/>CV header<text:tab/><text:span text:style-name="OrgTags">[<text:span text:style-name="OrgTag">ignore</text:span>]</text:span>
<text:bookmark-end text:name="OrgXref.org1663420"/></text:h>
      <text:list text:style-name="OrgNumberedList" text:continue-numbering="false">
        <text:list-item>
          <text:p text:style-name="Text_20_body">
<text:bookmark-start text:name="OrgXref.ID-1f7dd543-9f68-4a9e-a000-27ae33fa036e"/>
<text:bookmark text:name="ID-1f7dd543-9f68-4a9e-a000-27ae33fa036e"/>
<text:bookmark-end text:name="OrgXref.ID-1f7dd543-9f68-4a9e-a000-27ae33fa036e"/>
<text:bookmark-start text:name="OrgXref.orga4bb8ee"/>
<text:bookmark text:name="orga4bb8ee"/>Photo &amp; tagline<text:tab/><text:span text:style-name="OrgTags">[<text:span text:style-name="OrgTag">ignore</text:span>]</text:span>
<text:bookmark-end text:name="OrgXref.orga4bb8ee"/></text:p>
        </text:list-item>
        <text:list-item>
          <text:p text:style-name="Text_20_body">
<text:bookmark-start text:name="OrgXref.ID-968a66d1-db63-4ec1-8599-624eb6013d2f"/>
<text:bookmark text:name="ID-968a66d1-db63-4ec1-8599-624eb6013d2f"/>
<text:bookmark-end text:name="OrgXref.ID-968a66d1-db63-4ec1-8599-624eb6013d2f"/>
<text:bookmark-start text:name="OrgXref.org78df13b"/>
<text:bookmark text:name="org78df13b"/>Personal info<text:tab/><text:span text:style-name="OrgTags">[<text:span text:style-name="OrgTag">ignore</text:span>]</text:span>
<text:bookmark-end text:name="OrgXref.org78df13b"/></text:p>
        </text:list-item>
      </text:list>
      <text:h text:style-name="Heading_20_1" text:outline-level="1" text:is-list-header="false">
<text:bookmark-start text:name="OrgXref.ID-dbc07b2d-9bfa-4f95-9215-719a662627b6"/>
<text:bookmark text:name="ID-dbc07b2d-9bfa-4f95-9215-719a662627b6"/>
<text:bookmark-end text:name="OrgXref.ID-dbc07b2d-9bfa-4f95-9215-719a662627b6"/>
<text:bookmark-start text:name="OrgXref.org716c856"/>
<text:bookmark text:name="org716c856"/>CV Column one<text:tab/><text:span text:style-name="OrgTags">[<text:span text:style-name="OrgTag">ignore</text:span>]</text:span>
<text:bookmark-end text:name="OrgXref.org716c856"/></text:h>
      <text:list text:style-name="OrgNumberedList" text:continue-numbering="false">
        <text:list-item>
          <text:p text:style-name="Text_20_body">
<text:bookmark-start text:name="OrgXref.ID-c39d696c-135c-4412-bc45-7daeb5faa66d"/>
<text:bookmark text:name="ID-c39d696c-135c-4412-bc45-7daeb5faa66d"/>
<text:bookmark-end text:name="OrgXref.ID-c39d696c-135c-4412-bc45-7daeb5faa66d"/>
<text:bookmark-start text:name="OrgXref.org6f1f141"/>
<text:bookmark text:name="org6f1f141"/>config<text:tab/><text:span text:style-name="OrgTags">[<text:span text:style-name="OrgTag">ignore</text:span>]</text:span>
<text:bookmark-end text:name="OrgXref.org6f1f141"/></text:p>
        </text:list-item>
        <text:list-item>
          <text:p text:style-name="Text_20_body">
<text:bookmark-start text:name="OrgXref.ID-bcd96d90-cef6-40c3-9bdd-0e7ab90bdf92"/>
<text:bookmark text:name="ID-bcd96d90-cef6-40c3-9bdd-0e7ab90bdf92"/>
<text:bookmark-end text:name="OrgXref.ID-bcd96d90-cef6-40c3-9bdd-0e7ab90bdf92"/>
<text:bookmark-start text:name="OrgXref.orge7c04f5"/>
<text:bookmark text:name="orge7c04f5"/>Experience
<text:bookmark-end text:name="OrgXref.orge7c04f5"/></text:p>
          <text:list text:style-name="OrgNumberedList" text:continue-numbering="true">
            <text:list-item>
              <text:p text:style-name="Text_20_body">
<text:bookmark-start text:name="OrgXref.ID-594ec195-13a8-4f7b-b24a-defc3840765b"/>
<text:bookmark text:name="ID-594ec195-13a8-4f7b-b24a-defc3840765b"/>
<text:bookmark-end text:name="OrgXref.ID-594ec195-13a8-4f7b-b24a-defc3840765b"/>
<text:bookmark-start text:name="OrgXref.orgf1ebef2"/>
<text:bookmark text:name="orgf1ebef2"/>English Teacher<text:tab/><text:span text:style-name="OrgTags">[<text:span text:style-name="OrgTag">ignore</text:span>]</text:span>
<text:bookmark-end text:name="OrgXref.orgf1ebef2"/></text:p>
              <text:p text:style-name="Text_20_body"><text:span text:style-name="OrgCode">\cvevent{English Teacher}{ NOVA}{ April 2022 -- Ongoing}{ Tokyo, Japan}</text:span>
Secured a Humanities visa entering Japan at the cusp of the easing of border control measures. Plied my understanding of linguistics and specialisation in second language acquisition teaching English to Japanese nationals.
<text:span text:style-name="OrgCode">\par</text:span><text:span text:style-name="OrgCode">\divider</text:span>
</text:p>
            </text:list-item>
            <text:list-item>
              <text:p text:style-name="Text_20_body">
<text:bookmark-start text:name="OrgXref.ID-38be5e95-8117-48e6-ae8f-bf7f1387c3bc"/>
<text:bookmark text:name="ID-38be5e95-8117-48e6-ae8f-bf7f1387c3bc"/>
<text:bookmark-end text:name="OrgXref.ID-38be5e95-8117-48e6-ae8f-bf7f1387c3bc"/>
<text:bookmark-start text:name="OrgXref.org6345506"/>
<text:bookmark text:name="org6345506"/>Freelance translator<text:tab/><text:span text:style-name="OrgTags">[<text:span text:style-name="OrgTag">ignore</text:span>]</text:span>
<text:bookmark-end text:name="OrgXref.org6345506"/></text:p>
              <text:p text:style-name="Text_20_body"><text:span text:style-name="OrgCode">\cvevent{Freelance translator}{ self-employed}{ Sept 2017 -- Ongoing}{ Tokyo, Sydney}</text:span>
Variously residing between Japan and Australia working on Japanese to English game localisation and linguistic quality assurance over both mobile and console titles.
</text:p>
            </text:list-item>
          </text:list>
        </text:list-item>
        <text:list-item>
          <text:p text:style-name="Text_20_body">
<text:bookmark-start text:name="OrgXref.ID-c250d349-dcb9-4186-b3e7-37580e62d910"/>
<text:bookmark text:name="ID-c250d349-dcb9-4186-b3e7-37580e62d910"/>
<text:bookmark-end text:name="OrgXref.ID-c250d349-dcb9-4186-b3e7-37580e62d910"/>
<text:bookmark-start text:name="OrgXref.orgaca34e9"/>
<text:bookmark text:name="orgaca34e9"/>Projects
<text:bookmark-end text:name="OrgXref.orgaca34e9"/></text:p>
          <text:list text:style-name="OrgNumberedList" text:continue-numbering="true">
            <text:list-item>
              <text:p text:style-name="Text_20_body">
<text:bookmark-start text:name="OrgXref.ID-e7a5f04b-e691-4266-94bf-11bf215d1d3c"/>
<text:bookmark text:name="ID-e7a5f04b-e691-4266-94bf-11bf215d1d3c"/>
<text:bookmark-end text:name="OrgXref.ID-e7a5f04b-e691-4266-94bf-11bf215d1d3c"/>
<text:bookmark-start text:name="OrgXref.org891ddc7"/>
<text:bookmark text:name="org891ddc7"/>PS4 Title for large publisher<text:tab/><text:span text:style-name="OrgTags">[<text:span text:style-name="OrgTag">ignore</text:span>]</text:span>
<text:bookmark-end text:name="OrgXref.org891ddc7"/></text:p>
              <text:p text:style-name="Text_20_body"><text:span text:style-name="OrgCode">\cvevent{PS4 Title for large publisher}{ Sony}{ 2018 -- 2019}{ Tokyo, Japan}</text:span>
</text:p>
              <text:list text:style-name="OrgBulletedList" text:continue-numbering="false">
                <text:list-item>
                  <text:p text:style-name="Text_20_body">(Previously under NDA) Performed Q/A tasks and advised with martial arts related terminology
</text:p>
                </text:list-item>
              </text:list>
            </text:list-item>
            <text:list-item>
              <text:p text:style-name="Text_20_body">
<text:bookmark-start text:name="OrgXref.ID-6c2239cf-4d30-4490-8387-9e0c3a5bb06b"/>
<text:bookmark text:name="ID-6c2239cf-4d30-4490-8387-9e0c3a5bb06b"/>
<text:bookmark-end text:name="OrgXref.ID-6c2239cf-4d30-4490-8387-9e0c3a5bb06b"/>
<text:bookmark-start text:name="OrgXref.org81d889b"/>
<text:bookmark text:name="org81d889b"/>Cat Painter「ネコの絵
描きさん」<text:tab/><text:span text:style-name="OrgTags">[<text:span text:style-name="OrgTag">ignore</text:span>]</text:span>
<text:bookmark-end text:name="OrgXref.org81d889b"/></text:p>
              <text:p text:style-name="Text_20_body"><text:span text:style-name="OrgCode">\cvevent{Cat Painter「ネコの絵描きさん」}{ Waken}{ 2019}{ Sydney, Australia}</text:span>
</text:p>
              <text:list text:style-name="OrgBulletedList" text:continue-numbering="false">
                <text:list-item>
                  <text:p text:style-name="Text_20_body">Android, iOS/Name featured in credits
</text:p>
                </text:list-item>
              </text:list>
            </text:list-item>
            <text:list-item>
              <text:p text:style-name="Text_20_body">
<text:bookmark-start text:name="OrgXref.ID-aeff5286-649f-4f33-8993-c1c8b75a2508"/>
<text:bookmark text:name="ID-aeff5286-649f-4f33-8993-c1c8b75a2508"/>
<text:bookmark-end text:name="OrgXref.ID-aeff5286-649f-4f33-8993-c1c8b75a2508"/>
<text:bookmark-start text:name="OrgXref.org234424e"/>
<text:bookmark text:name="org234424e"/>Shadowverse<text:tab/><text:span text:style-name="OrgTags">[<text:span text:style-name="OrgTag">ignore</text:span>]</text:span>
<text:bookmark-end text:name="OrgXref.org234424e"/></text:p>
              <text:p text:style-name="Text_20_body"><text:span text:style-name="OrgCode">\cvevent{Shadowverse}{ Cygames}{ Sept 2017 -- 2018 }{ Tokyo, Japan}</text:span>
</text:p>
              <text:list text:style-name="OrgBulletedList" text:continue-numbering="false">
                <text:list-item>
                  <text:p text:style-name="Text_20_body">eSports coverage materials
</text:p>
                </text:list-item>
              </text:list>
            </text:list-item>
          </text:list>
        </text:list-item>
        <text:list-item>
          <text:p text:style-name="Text_20_body">
<text:bookmark-start text:name="OrgXref.ID-37d186b1-5335-460f-b5b6-dc327832c8a0"/>
<text:bookmark text:name="ID-37d186b1-5335-460f-b5b6-dc327832c8a0"/>
<text:bookmark-end text:name="OrgXref.ID-37d186b1-5335-460f-b5b6-dc327832c8a0"/>
<text:bookmark-start text:name="OrgXref.orgd6a9278"/>
<text:bookmark text:name="orgd6a9278"/>Volunteering
<text:bookmark-end text:name="OrgXref.orgd6a9278"/></text:p>
          <text:list text:style-name="OrgNumberedList" text:continue-numbering="true">
            <text:list-item>
              <text:p text:style-name="Text_20_body">
<text:bookmark-start text:name="OrgXref.ID-d7cd48e6-c377-4c09-a27a-957e92939eb2"/>
<text:bookmark text:name="ID-d7cd48e6-c377-4c09-a27a-957e92939eb2"/>
<text:bookmark-end text:name="OrgXref.ID-d7cd48e6-c377-4c09-a27a-957e92939eb2"/>
<text:bookmark-start text:name="OrgXref.org38339b9"/>
<text:bookmark text:name="org38339b9"/>EVO Japan<text:tab/><text:span text:style-name="OrgTags">[<text:span text:style-name="OrgTag">ignore</text:span>]</text:span>
<text:bookmark-end text:name="OrgXref.org38339b9"/></text:p>
              <text:p text:style-name="Text_20_body"><text:span text:style-name="OrgCode">\cvevent{EVO Japan}{ EVO}{ 2018}{ Tokyo, Japan}</text:span>
</text:p>
            </text:list-item>
            <text:list-item>
              <text:p text:style-name="Text_20_body">
<text:bookmark-start text:name="OrgXref.ID-769191f4-66fd-45c8-8fcd-353087e8d66d"/>
<text:bookmark text:name="ID-769191f4-66fd-45c8-8fcd-353087e8d66d"/>
<text:bookmark-end text:name="OrgXref.ID-769191f4-66fd-45c8-8fcd-353087e8d66d"/>
<text:bookmark-start text:name="OrgXref.org09642b1"/>
<text:bookmark text:name="org09642b1"/>Various Japan Film Festivals<text:tab/><text:span text:style-name="OrgTags">[<text:span text:style-name="OrgTag">ignore</text:span>]</text:span>
<text:bookmark-end text:name="OrgXref.org09642b1"/></text:p>
              <text:p text:style-name="Text_20_body"><text:span text:style-name="OrgCode">\cvevent{Various Japan Film Festivals}{ Japan Foundation}{ 2013 -- 2017}{ Australia}</text:span>
In Australia
</text:p>
            </text:list-item>
          </text:list>
        </text:list-item>
      </text:list>
      <text:h text:style-name="Heading_20_1" text:outline-level="1" text:is-list-header="false">
<text:bookmark-start text:name="OrgXref.ID-2fefaa8b-614e-49fe-bfa6-7d9e20753f83"/>
<text:bookmark text:name="ID-2fefaa8b-614e-49fe-bfa6-7d9e20753f83"/>
<text:bookmark-end text:name="OrgXref.ID-2fefaa8b-614e-49fe-bfa6-7d9e20753f83"/>
<text:bookmark-start text:name="OrgXref.orgdf01403"/>
<text:bookmark text:name="orgdf01403"/>CV Column two<text:tab/><text:span text:style-name="OrgTags">[<text:span text:style-name="OrgTag">ignore</text:span>]</text:span>
<text:bookmark-end text:name="OrgXref.orgdf01403"/></text:h>
      <text:list text:style-name="OrgNumberedList" text:continue-numbering="false">
        <text:list-item>
          <text:p text:style-name="Text_20_body">
<text:bookmark-start text:name="OrgXref.ID-3c16182a-6709-4342-b3b9-eee0d26eadc4"/>
<text:bookmark text:name="ID-3c16182a-6709-4342-b3b9-eee0d26eadc4"/>
<text:bookmark-end text:name="OrgXref.ID-3c16182a-6709-4342-b3b9-eee0d26eadc4"/>
<text:bookmark-start text:name="OrgXref.orge09f6c2"/>
<text:bookmark text:name="orge09f6c2"/>Languages
<text:bookmark-end text:name="OrgXref.orge09f6c2"/></text:p>
        </text:list-item>
        <text:list-item>
          <text:p text:style-name="Text_20_body">
<text:bookmark-start text:name="OrgXref.ID-4e5d2fb3-bfe6-4498-b00b-63bd1d2597d6"/>
<text:bookmark text:name="ID-4e5d2fb3-bfe6-4498-b00b-63bd1d2597d6"/>
<text:bookmark-end text:name="OrgXref.ID-4e5d2fb3-bfe6-4498-b00b-63bd1d2597d6"/>
<text:bookmark-start text:name="OrgXref.orgc95ad7f"/>
<text:bookmark text:name="orgc95ad7f"/>Education
<text:bookmark-end text:name="OrgXref.orgc95ad7f"/></text:p>
          <text:list text:style-name="OrgNumberedList" text:continue-numbering="true">
            <text:list-item>
              <text:p text:style-name="Text_20_body">
<text:bookmark-start text:name="OrgXref.ID-4f40368f-762a-4961-8429-80f3319bf545"/>
<text:bookmark text:name="ID-4f40368f-762a-4961-8429-80f3319bf545"/>
<text:bookmark-end text:name="OrgXref.ID-4f40368f-762a-4961-8429-80f3319bf545"/>
<text:bookmark-start text:name="OrgXref.org9fe1c1e"/>
<text:bookmark text:name="org9fe1c1e"/>Honours in Linguistics<text:tab/><text:span text:style-name="OrgTags">[<text:span text:style-name="OrgTag">ignore</text:span>]</text:span>
<text:bookmark-end text:name="OrgXref.org9fe1c1e"/></text:p>
              <text:p text:style-name="Text_20_body"><text:span text:style-name="OrgCode">\cvevent{Honours\ in Linguistics}{ University of New South Wales}{ Sept 2018 - Ongoing}{}</text:span>
Ongoing eye-tracking research with human participants, studying the effect of various types of flashcard formatting on acquisition of academic terms in a second language.
<text:span text:style-name="OrgCode">\par</text:span><text:span text:style-name="OrgCode">\divider</text:span>
</text:p>
            </text:list-item>
            <text:list-item>
              <text:p text:style-name="Text_20_body">
<text:bookmark-start text:name="OrgXref.ID-3c21d51e-91e9-4c97-a082-006593c74a40"/>
<text:bookmark text:name="ID-3c21d51e-91e9-4c97-a082-006593c74a40"/>
<text:bookmark-end text:name="OrgXref.ID-3c21d51e-91e9-4c97-a082-006593c74a40"/>
<text:bookmark-start text:name="OrgXref.orgdd82802"/>
<text:bookmark text:name="orgdd82802"/>Bachelor of Arts<text:tab/><text:span text:style-name="OrgTags">[<text:span text:style-name="OrgTag">ignore</text:span>]</text:span>
<text:bookmark-end text:name="OrgXref.orgdd82802"/></text:p>
              <text:p text:style-name="Text_20_body"><text:span text:style-name="OrgCode">\cvevent{BA\ in Linguistics and Japanese Studies}{ University of New South Wales}{ 2013 - 2017}{}</text:span>
Majored in Linguistics and Japanese Studies. This included the study of Japanese and Japanese history and culture. The Linguistics studies focused on pragmatics, semantics, syntactic and morphemic analysis and phonology. Courses were also done in psycholinguistics and second language acquisition.
</text:p>
            </text:list-item>
          </text:list>
        </text:list-item>
        <text:list-item>
          <text:p text:style-name="Text_20_body">
<text:bookmark-start text:name="OrgXref.ID-9eb06397-8706-4782-8e25-64cf64187d5f"/>
<text:bookmark text:name="ID-9eb06397-8706-4782-8e25-64cf64187d5f"/>
<text:bookmark-end text:name="OrgXref.ID-9eb06397-8706-4782-8e25-64cf64187d5f"/>
<text:bookmark-start text:name="OrgXref.org36bb552"/>
<text:bookmark text:name="org36bb552"/>Technical Skills
<text:bookmark-end text:name="OrgXref.org36bb552"/></text:p>
          <text:list text:style-name="OrgBulletedList" text:continue-numbering="false">
            <text:list-item>
              <text:p text:style-name="Text_20_body">CAT Tools
</text:p>
            </text:list-item>
          </text:list>
          <text:p text:style-name="Text_20_body"><text:span text:style-name="OrgCode">\cvtag{OmegaT}</text:span>
<text:span text:style-name="OrgCode">\cvtag{CafeTrans}</text:span>
</text:p>
          <text:list text:style-name="OrgBulletedList" text:continue-numbering="false">
            <text:list-item>
              <text:p text:style-name="Text_20_body">Subtitling
</text:p>
            </text:list-item>
          </text:list>
          <text:p text:style-name="Text_20_body"><text:span text:style-name="OrgCode">\cvtag{Aegisub}</text:span>
</text:p>
          <text:list text:style-name="OrgBulletedList" text:continue-numbering="false">
            <text:list-item>
              <text:p text:style-name="Text_20_body">Software
</text:p>
            </text:list-item>
          </text:list>
          <text:p text:style-name="Text_20_body"><text:span text:style-name="OrgCode">\cvtag{Microsoft Excel}</text:span>
<text:span text:style-name="OrgCode">\cvtag{GNU/Linux}</text:span>
<text:span text:style-name="OrgCode">\cvtag{Emacs}</text:span>
<text:span text:style-name="OrgCode">\cvtag{Vim}</text:span>
</text:p>
          <text:list text:style-name="OrgBulletedList" text:continue-numbering="false">
            <text:list-item>
              <text:p text:style-name="Text_20_body">Programming
</text:p>
            </text:list-item>
          </text:list>
          <text:p text:style-name="Text_20_body"><text:span text:style-name="OrgCode">\cvtag{Python}</text:span>
<text:span text:style-name="OrgCode">\cvtag{LISP}</text:span>
<text:span text:style-name="OrgCode">\cvtag{\LaTeX}</text:span>
<text:span text:style-name="OrgCode">\cvtag{BASH}</text:span>
</text:p>
        </text:list-item>
        <text:list-item>
          <text:p text:style-name="Text_20_body">
<text:bookmark-start text:name="OrgXref.ID-2cb04e74-b2f6-45aa-af9d-2e12d1df3af1"/>
<text:bookmark text:name="ID-2cb04e74-b2f6-45aa-af9d-2e12d1df3af1"/>
<text:bookmark-end text:name="OrgXref.ID-2cb04e74-b2f6-45aa-af9d-2e12d1df3af1"/>
<text:bookmark-start text:name="OrgXref.orga3a7cc0"/>
<text:bookmark text:name="orga3a7cc0"/>Backmatter<text:tab/><text:span text:style-name="OrgTags">[<text:span text:style-name="OrgTag">ignore</text:span>]</text:span>
<text:bookmark-end text:name="OrgXref.orga3a7cc0"/></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aniel Otto Daniel Otto</dc:creator>
    <meta:initial-creator>Daniel Otto Daniel Otto</meta:initial-creator>
    <dc:date>2022-11-14T13:26:31</dc:date>
    <meta:creation-date>2022-11-14T13:26:31</meta:creation-date>
    <meta:generator>Emacs 28.1.90 (Org mode 9.6)</meta:generator>
    <meta:keyword/>
    <dc:subject/>
    <dc:title>JtoE Games Translator</dc:title>
  </office:meta>
</office:document-meta>
</file>